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i" officeooo:rsid="000f1a89" officeooo:paragraph-rsid="00030019"/>
    </style:style>
    <style:style style:name="P2" style:family="paragraph" style:parent-style-name="Standard">
      <style:paragraph-properties fo:line-height="150%" fo:text-align="justify" style:justify-single-word="false"/>
      <style:text-properties style:font-name="Calibri" officeooo:rsid="000f1a89" officeooo:paragraph-rsid="0004e287"/>
    </style:style>
    <style:style style:name="P3" style:family="paragraph" style:parent-style-name="Standard">
      <style:paragraph-properties fo:line-height="150%" fo:text-align="justify" style:justify-single-word="false"/>
      <style:text-properties style:font-name="Calibri" officeooo:rsid="0011e321" officeooo:paragraph-rsid="0004e287"/>
    </style:style>
    <style:style style:name="P4" style:family="paragraph" style:parent-style-name="Standard">
      <style:paragraph-properties fo:line-height="150%" fo:text-align="justify" style:justify-single-word="false"/>
      <style:text-properties style:font-name="Calibri" officeooo:rsid="001199c4" officeooo:paragraph-rsid="0004e287"/>
    </style:style>
    <style:style style:name="P5" style:family="paragraph" style:parent-style-name="Standard">
      <style:paragraph-properties fo:line-height="150%" fo:text-align="justify" style:justify-single-word="false"/>
      <style:text-properties style:font-name="Calibri" officeooo:rsid="0014c388" officeooo:paragraph-rsid="0004e287"/>
    </style:style>
    <style:style style:name="P6" style:family="paragraph" style:parent-style-name="Standard">
      <style:paragraph-properties fo:line-height="150%" fo:text-align="justify" style:justify-single-word="false"/>
      <style:text-properties style:font-name="Calibri" officeooo:rsid="001c7701" officeooo:paragraph-rsid="0004e287"/>
    </style:style>
    <style:style style:name="P7" style:family="paragraph" style:parent-style-name="Standard">
      <style:paragraph-properties fo:line-height="150%" fo:text-align="justify" style:justify-single-word="false"/>
      <style:text-properties style:font-name="Calibri" officeooo:rsid="001c7701" officeooo:paragraph-rsid="0006e04e"/>
    </style:style>
    <style:style style:name="P8" style:family="paragraph" style:parent-style-name="Standard">
      <style:paragraph-properties fo:line-height="150%" fo:text-align="justify" style:justify-single-word="false"/>
      <style:text-properties style:font-name="Calibri" officeooo:rsid="0006f58b" officeooo:paragraph-rsid="0006f58b"/>
    </style:style>
    <style:style style:name="P9" style:family="paragraph" style:parent-style-name="Standard">
      <style:paragraph-properties fo:line-height="150%" fo:text-align="justify" style:justify-single-word="false"/>
      <style:text-properties style:font-name="Calibri" officeooo:rsid="0008d2de" officeooo:paragraph-rsid="0008d2de"/>
    </style:style>
    <style:style style:name="P10" style:family="paragraph" style:parent-style-name="Standard">
      <style:paragraph-properties fo:line-height="150%" fo:text-align="justify" style:justify-single-word="false"/>
      <style:text-properties style:font-name="Calibri" officeooo:rsid="0008d2de" officeooo:paragraph-rsid="000a32bc"/>
    </style:style>
    <style:style style:name="P11" style:family="paragraph" style:parent-style-name="Standard">
      <style:paragraph-properties fo:line-height="150%" fo:text-align="justify" style:justify-single-word="false"/>
      <style:text-properties style:font-name="Calibri" officeooo:rsid="000c59d8" officeooo:paragraph-rsid="000c59d8"/>
    </style:style>
    <style:style style:name="P12" style:family="paragraph" style:parent-style-name="Standard">
      <style:paragraph-properties fo:line-height="150%" fo:text-align="justify" style:justify-single-word="false"/>
      <style:text-properties style:font-name="Calibri" officeooo:rsid="00105ae4" officeooo:paragraph-rsid="00105ae4"/>
    </style:style>
    <style:style style:name="P13" style:family="paragraph" style:parent-style-name="Standard">
      <style:paragraph-properties fo:line-height="150%" fo:text-align="justify" style:justify-single-word="false"/>
      <style:text-properties style:font-name="Calibri" officeooo:rsid="00105ae4" officeooo:paragraph-rsid="001276e6"/>
    </style:style>
    <style:style style:name="P14" style:family="paragraph" style:parent-style-name="Standard">
      <style:paragraph-properties fo:line-height="150%" fo:text-align="justify" style:justify-single-word="false"/>
      <style:text-properties style:font-name="Calibri" officeooo:rsid="001405f1" officeooo:paragraph-rsid="001405f1"/>
    </style:style>
    <style:style style:name="P15" style:family="paragraph" style:parent-style-name="Standard">
      <style:paragraph-properties fo:line-height="150%" fo:text-align="justify" style:justify-single-word="false"/>
      <style:text-properties style:font-name="Calibri" officeooo:rsid="00159c6b" officeooo:paragraph-rsid="00159c6b"/>
    </style:style>
    <style:style style:name="P16" style:family="paragraph" style:parent-style-name="Standard">
      <style:paragraph-properties fo:line-height="150%" fo:text-align="justify" style:justify-single-word="false"/>
      <style:text-properties style:font-name="Calibri" officeooo:rsid="001b9b2f" officeooo:paragraph-rsid="00159c6b"/>
    </style:style>
    <style:style style:name="P17" style:family="paragraph" style:parent-style-name="Standard">
      <style:paragraph-properties fo:line-height="150%" fo:text-align="justify" style:justify-single-word="false"/>
      <style:text-properties style:font-name="Calibri" officeooo:rsid="001b9b2f" officeooo:paragraph-rsid="001b9b2f"/>
    </style:style>
    <style:style style:name="P18" style:family="paragraph" style:parent-style-name="Standard">
      <style:paragraph-properties fo:line-height="150%" fo:text-align="justify" style:justify-single-word="false"/>
      <style:text-properties style:font-name="Calibri" officeooo:rsid="001e9eb6" officeooo:paragraph-rsid="001e9eb6"/>
    </style:style>
    <style:style style:name="P19" style:family="paragraph" style:parent-style-name="Standard">
      <style:paragraph-properties fo:line-height="150%" fo:text-align="justify" style:justify-single-word="false"/>
      <style:text-properties style:font-name="Calibri" officeooo:rsid="002318c6" officeooo:paragraph-rsid="002318c6"/>
    </style:style>
    <style:style style:name="P20" style:family="paragraph" style:parent-style-name="Standard">
      <style:paragraph-properties fo:line-height="150%" fo:text-align="justify" style:justify-single-word="false"/>
      <style:text-properties style:font-name="Calibri" officeooo:rsid="00277d5d" officeooo:paragraph-rsid="00277d5d"/>
    </style:style>
    <style:style style:name="P21" style:family="paragraph" style:parent-style-name="Standard">
      <style:paragraph-properties fo:line-height="150%" fo:text-align="justify" style:justify-single-word="false"/>
      <style:text-properties style:font-name="Calibri" officeooo:rsid="002843cb" officeooo:paragraph-rsid="002843cb"/>
    </style:style>
    <style:style style:name="P22" style:family="paragraph" style:parent-style-name="Standard">
      <style:paragraph-properties fo:line-height="150%" fo:text-align="justify" style:justify-single-word="false"/>
      <style:text-properties style:font-name="Calibri" officeooo:rsid="0030a58a" officeooo:paragraph-rsid="0030a58a"/>
    </style:style>
    <style:style style:name="T1" style:family="text">
      <style:text-properties officeooo:rsid="00106ce5"/>
    </style:style>
    <style:style style:name="T2" style:family="text">
      <style:text-properties officeooo:rsid="0004e287"/>
    </style:style>
    <style:style style:name="T3" style:family="text">
      <style:text-properties officeooo:rsid="0011e321"/>
    </style:style>
    <style:style style:name="T4" style:family="text">
      <style:text-properties officeooo:rsid="00169206"/>
    </style:style>
    <style:style style:name="T5" style:family="text">
      <style:text-properties officeooo:rsid="008d57ed"/>
    </style:style>
    <style:style style:name="T6" style:family="text">
      <style:text-properties officeooo:rsid="0005c02e"/>
    </style:style>
    <style:style style:name="T7" style:family="text">
      <style:text-properties officeooo:rsid="0006e04e"/>
    </style:style>
    <style:style style:name="T8" style:family="text">
      <style:text-properties officeooo:rsid="000a32bc"/>
    </style:style>
    <style:style style:name="T9" style:family="text">
      <style:text-properties officeooo:rsid="000d4e36"/>
    </style:style>
    <style:style style:name="T10" style:family="text">
      <style:text-properties officeooo:rsid="000da102"/>
    </style:style>
    <style:style style:name="T11" style:family="text">
      <style:text-properties officeooo:rsid="001276e6"/>
    </style:style>
    <style:style style:name="T12" style:family="text">
      <style:text-properties officeooo:rsid="00172a95"/>
    </style:style>
    <style:style style:name="T13" style:family="text">
      <style:text-properties officeooo:rsid="001bf93e"/>
    </style:style>
    <style:style style:name="T14" style:family="text">
      <style:text-properties officeooo:rsid="00205762"/>
    </style:style>
    <style:style style:name="T15" style:family="text">
      <style:text-properties officeooo:rsid="0023d3af"/>
    </style:style>
    <style:style style:name="T16" style:family="text">
      <style:text-properties officeooo:rsid="002918f1"/>
    </style:style>
    <style:style style:name="T17" style:family="text">
      <style:text-properties officeooo:rsid="003249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LEAPSET</text:p>
      <text:p text:style-name="P1"/>
      <text:p text:style-name="P2">Leapset is a “full stack” startup software company which provides software solutions to restaurant industry. It <text:span text:style-name="T1">develops a wide range of software products which benefits the restaurant industry. Their main product is the restaurant point of sale device. Unlike traditional POS systems Leapset combines online ordering and other services together with POS to provide a very novel experience for the restaurant operators. Leapset also has other products which covers the whole restaurant industry from finding a restaurant to customer retention. Leapset's newest product is called discovery which is a similar application to Yelp but with advanced features. This helps a customer to find a restaurant to dine in. This is called the discovery phase at Leapset. Hence the application is called discovery. From this customer comes to the restaurant and Leapset Buzztable takes care of the table reservation in the restaurant. After that is complete, Leapset POS takes care of the activities inside the restaurant. Leapset insights is an application which gives insights of the restaurant to the restaurant owner providing analytics of the restaurant. Leapset's engineering division is situated in Sri Lanka while management and marketing teams are situated in the United States. Leapset was known as Monvia early.</text:span></text:p>
      <text:p text:style-name="P4"/>
      <text:p text:style-name="P4">Leapset is founded as a Silicon Valley full stack startup by Mani Kulasooriya in 2011. He has a very good past experience in IT industry. He was <text:span text:style-name="T2">once</text:span> the Head of Business Development at Yahoo, Finance and Head of Product at Yahoo PayDirect. He was also a Co-Founder at CrossFunds and VP at Citigroup e-Citi. The company is headquartered in Redwood City, California. And the engineering devision is located in Sri Lanka. There are two Leaspet offices in Sri Lanka. Main development center is located at No 59, Flower Road ,Colombo 07. The other one is located at Bambalapitiya. Leapset currently has 200 <text:span text:style-name="T6">plus</text:span> employees working both in United States and Sri Lanka. Currently Leapset has about 1000 registered merchants for POS devices. All of the merchants are restaurant owners from the US.<text:span text:style-name="T3">.</text:span></text:p>
      <text:p text:style-name="P3"/>
      <text:p text:style-name="P3">The company has an organizational structure which is very much similar to any <text:soft-page-break/>Silicon valley company. Inside the company everybody is treated equally and respected the same way. There are no bosses or “sirs”. Normally everyone talk <text:span text:style-name="T6">in </text:span><text:s/>first name basis.</text:p>
      <text:p text:style-name="P3"/>
      <text:p text:style-name="P5">Leapset has its own wiki site(wiki.leapset.com). It is used to share knowledge about different component and discuss. Wiki contains how to do posts documentation etc. Employees can post article<text:span text:style-name="T6">s</text:span> about different topics. Wiki also lists information about every employee in the company which is managed by HR division. Skype is the main informal communication medium inside the company. Mailing lists are used for formal communication. <text:span text:style-name="T4">There are different mailing lists for different purposes.</text:span></text:p>
      <text:p text:style-name="P5"/>
      <text:p text:style-name="P7">Leapset uses cutting edge technologies in developing their products. A <text:span text:style-name="T5">special</text:span> thing <text:span text:style-name="T7">noticeable</text:span> about Leapset is they are always updating to <text:span text:style-name="T7">follow</text:span> new technology changes <text:span text:style-name="T7">as this is really important to survive as a tech company</text:span>. Every employee is pushed to learn new technologies. The best example which can be given is, They were developing Discovery application with php earlier, but with the popularity and speed they switch to Node JS and completely rewritten the application. Leapset uses agile as their development methodology. For a company of this scale that is the ideal development methodology for productivity.</text:p>
      <text:p text:style-name="P6"/>
      <text:p text:style-name="P8">2.</text:p>
      <text:p text:style-name="P8">Offshoring</text:p>
      <text:p text:style-name="P10"><text:span text:style-name="T8">Offshoring is a major organizational behaviour trend present in Leapset. </text:span>As stated in the description Leapset is a US company headquartered in California. Bu<text:span text:style-name="T8">t</text:span> most of t their software development process happens here in Sri Lanka. <text:span text:style-name="T8">Sri Lanka offers really talented cheap labour compared to United States. In recent years there is a significant development in the numbers of Computer Science and Information Technology related qualification holders in Sri Lanka. <text:s/>In general, south Asia has a fair amount of IT related professionals. Under these conditions there are many IT companies taking advantage of this situation. Huge companies like Intel also has offshored some of their work to India and Sri lanka. Leapset is </text:span><text:soft-page-break/><text:span text:style-name="T8">also taking advantage of this by offshoring work to Sri Lanka. One of the other reasons for Leapset offshoring work to Sri Lanka is the CEO and founder of the company is also a Sri Lankan who is now living in the United States. Average salary of a software engineer in United States is around hundred thousand US dollars. That is roughly around eight thousand US dollars per month. In Sri Lanka basic salary for a qualified entry level software engineer in most IT companies are between 100 000- 120 000 Sri Lanka rupees. Thats roughly around thousand US dollars. Compared to United States this is a significantly less salary for a Software Engineer. This gives a significant advantage to the company in terms of employee salaries. This also give Leapset the chance to hire graduates from prominent departments like Computer Science and Engineering, University of Moratuwa at a higher entry level salary.</text:span></text:p>
      <text:p text:style-name="P8"/>
      <text:p text:style-name="P9">Outsourcing</text:p>
      <text:p text:style-name="P11"><text:span text:style-name="T10">Another Organizational behavior visible in Leapset is outsourcing. </text:span>Leapset Point of Sale(POS) device for restaurants processes PayPal and credit/debit card payments from restaurant customers <text:span text:style-name="T10">as payments for orders</text:span>. PayPal payments are directly processed via PayPal's services. But card payments via cards such as Master cards, Visa cards or American Express cards needs a different flow <text:span text:style-name="T9">to complete a transaction</text:span>. A typical card transaction is processed via a payment gateway and a payment processor. These payment gateway or payment processor need not be directly under the authority of the respective cards corporation. <text:span text:style-name="T9">If Leapset needs to process card payments directly they need to have their own payment gateway and a payment processor. But as Leapset is not in the business of payment processing, initially Leapset thought that building their own payment gateway and a payment processor was an overkill. Another reason for this thinking was that the established payment gateways and processors have more experience dealing with payments thus can be trusted in handling large amount of payments. Hence Leapset has chosen to outsource these to services to well known two service providers. They have chosen Magensa as their payment gateway and Worldpay as their payment processor. But with this outsourcing Leapset has to pay a certain charge for each transaction which goes through these providers. These </text:span><text:soft-page-break/><text:span text:style-name="T9">transaction fees are charged from Leapset Merchants. But as Magensa was having a higher failure rate there were incidences where some restaurants had to bear huge losses due to the inability of processing card payments(When Magensa payment gateway was down). Because of this Leapset has decided to implement their own payments gateways give their customers a better service. This service is still in beta stage. It is to go fully live in future.</text:span></text:p>
      <text:p text:style-name="P11"/>
      <text:p text:style-name="P12">Information technology</text:p>
      <text:p text:style-name="P13">In Leapset information technology is somewhat a challenge with its offshoring environment. Being an IT company, the major challenge Leapset faces is communication over long distances and different timezones. As described earlier, Leapset's sales happen in United States. But the development team of the company is working from Sri Lanka. There are also several engineers who works at Leapset United States office too. <text:span text:style-name="T11">The communication between these two teams is crucial for proper operation of the company. Since there is about a twelve hour time difference between United States and Sri Lanka, it is not possible to seamlessly maintain communication between two teams as the two teams work at different times. Also engineers from United States and Sri Lanka has to work in the same virtual team sometimes. When they are working with the same same product they may have to make some crucial decisions. As face to face meetings are not really possible, these meeting are often conducted via services like Skype. But this does not create the ideal environment sometimes. One major challenge related to communication is Leapset is customer support. Leapset has a 24 hour working customer support service for their clients. One major problem in restaurant POS industry is dropping out customers each month. Because of that for a company like Leapset it is really important to have a reliable customer support service in order to keep their customers happy. Leapset customer service operates mainly in United States office. There is a branch in Sri Lanka too. <text:s/>Because of the 12 hour time difference between the countries Leapset has an extra advantage in facing this challenge of offering a good customer service. The reason is when United States is asleep Sri Lanka is awake and vise versa. One problem with this is, Mainly United States office has non technical people. In case </text:span><text:soft-page-break/><text:span text:style-name="T11">of a technical problem related customer query they have to forward the query to Sri Lanka in most times. As the day time in United States is night time in Sri Lanka, sometimes it is a challenge to give a timely response to the customer. </text:span></text:p>
      <text:p text:style-name="P3"/>
      <text:p text:style-name="P14">Workforce diversity</text:p>
      <text:p text:style-name="P15">Workforce diversity is another challenge faced by Leapset. This is a major challenge which can be seen across many Information Technology related companies. On the plus side having a better workforce diversity adds a competitive advantage, improves decision making and team performance. <text:s/>This leads to higher financial returns. On the negative side it may take a long time to perform effectively. It also brings communication problems. This may produce source of conflict resulting in lack of information sharing and high turnover. <text:span text:style-name="T12">Diversity of an engineering team affects the productivity of the team significantly. For an example there can be people who are natural born analytical thinkers and there can be people who are very good at creating user interfaces. Both should work together to create a better outcome. In Leapset engineering team lacks in <text:s/>female representation significantly. This is generally a challenge faced by many IT firms. There is a lack of interest in women towards engineering and specially towards computer science and information technology. Leapset is trying to reduce this gap by hiring more female engineers. But there is a limit to that as the main target of a company is to hire the best regardless of their gender. Another way the workforce diversity affects Leapset at surface level diversity is, Leapset has people from several difference races and religions. For example Sinhalese, Tamil, American people. The company tries to increase the bond between these different groups by celebrating each group's religious/national festivals together. It has a very good positive response. Workforce diversity affects Leapset at deep level diversity as well. Some people prefer to work individually and some as teams. Some has good analytical skills and some has other skills. University of Moratuwa people specially are in to analytical side. Every type of people are needed for the successful operation of a company. Because of that Leapset tries to hire graduates from different types of institutions.</text:span></text:p>
      <text:p text:style-name="P15"/>
      <text:p text:style-name="P18"><text:soft-page-break/>Pasindu Perera is a software engineer at Leapset. He passed out from University of Moratuwa in 2014 from Department of Computer Science with a first class. He works in the team called “Cinco POS” which is the main product of Leapset. He is a very technical person and a fast learner. For the few months he has working at Leapset he has already become a go to person to discuss about any issues or clarifications about “Cinco POS” code base. <text:span text:style-name="T14">Pasindu mainly has a task performance based work related behavior. He is really keen on completing the tasks that are assigned to him. He sometimes works late without going home to accomplished the personal and team goals assigned to him. He has a deep understanding of the domain he mainly works. That helps him to increase the output. He always like to update his knowledge. Sometimes when a new technology is adapted by the company he is the first person who has the prior <text:s/>experience in using it. The best example is due to performance issues Leapset decided to use NodeJS(a web development technology) based framework MeteorJS. Since Pasindu had prior experience in using it, it was really easy for him to adapt to the change and accomplish goals. Another major work related behavior he has is organizational citizenship. He always likes to work beyond the assigned tasks. Since in most of the time he finishes the tasks assigned to him quickly he always looks for more work. Pasindu also has a really friendly approach towards the other employees. He always tries to help others understand anything if they need help. </text:span></text:p>
      <text:p text:style-name="P19">Rohana Kumara is a director in Engineering and Architecture at Leapset. He was graduated from University of Moratuwa, Department of Computer Science and Engineering in 2001 with a first class. He is the leader of the Leapset's main product “Cinco POS”. <text:span text:style-name="T15">As the team leader of the product he is responsible about the product's well being. He has to manage the work related to the product and instruct the tech leads. Rohana also closely works with the management staff. He also collaborates with the products team to introduce new features to Cinco POS. Rohana's strongest work related behavior is joining and staying with the organization. He has been working for Leapset for 7 years now. Considering most tech companies this is a long stay at a single company. In software industry switching jobs frequently is a common thing. Actually it is sometimes encouraged </text:span><text:soft-page-break/><text:span text:style-name="T15">to switch jobs in order to gain experience in different working conditions and different technologies. Rohana has been staying with Leapset for a longer period of time and he also has went up in the ranks. This shows the job satisfaction he has working at Leapset. Rohana is also a very valuable asset to Leapset considering his experience In the domain and the experience in the Company. He is also keen on maintaining work attendance as it is important to have his presence inside the office for proper function of the company. </text:span></text:p>
      <text:p text:style-name="P16"/>
      <text:p text:style-name="P20">Emotions are Physiological, behavioral and psychological episodes experienced toward an object, person or event that create a state of readiness. It is really important to manage emotions at workplace. Different people manage their emotions differently. </text:p>
      <text:p text:style-name="P20"/>
      <text:p text:style-name="P21">In case of Pasindu, He has to manage his emotions when dealing with his <text:span text:style-name="T16">leaders and coworkers. A one place where emotional dissonance becomes dominant is, when he suggests a new feature to one of his team leaders and the leader does not agree with his suggestion. In that particular situation, he has to listen to the reasons the other people present to disagree with him. Most of the times those decisions are based on the business value that feature adds to the organization. Risk is also a factor. Because of this no matter how brilliant the idea is it sometimes gets rejected. He has to understand the situation even though it is frustrating experience to get rejected after presenting a brilliant idea. The emotion Pasindu is expected to show in this kind of a situation is a smiley emotion accepting the result. But sometimes the frustration becomes high and the gap between the true emotion(anger) and the expected emotion becomes small. Pasindu manages this situation calmly by relating to other people and situations. </text:span></text:p>
      <text:p text:style-name="P21"/>
      <text:p text:style-name="P22">Rohana is at a higher <text:span text:style-name="T17">position</text:span> in the hierarchy compared to Pasindu. He has to mainly interact with other members at the management level and customers. <text:span text:style-name="T17">A place where emotional labor comes to the picture is when he is dealing with customers. When you deal with a customer you have to be very patient. Most customers do not understand the technology. Sometimes a more technical person </text:span><text:soft-page-break/><text:span text:style-name="T17">can get angry when he/she is dealing with a less technical person. But as Rohana is representing the company he cannot allow his personal feelings to come forward. Rohana is controlling his true emotions to display the type of emotions he is expected show when dealing with customers. As Rohana is the leader of the Cinco team(a software division) he is more involved with management and decision making rather than coding. Emotional intelligence is really important to him. He has to understand the feelings of others when he is leading the team for successful outcomes. Rohana also has to control his emotions when there is a failure in the team. He should have the confidence to accept the failure of the team as a team and motivate the team members to solve the problem and perform better next time.</text:span></text:p>
      <text:p text:style-name="P22"/>
      <text:p text:style-name="P16">Relieve stress</text:p>
      <text:p text:style-name="P17">Managing stress of their workforce is crucial for an any company to increases the productivity of the company. This is specially important to an IT company. In a usual eight hour job a person has to only work for eight hours. But in IT industry this is not the case in most times. Most engineers will have to work extended work hours when there is a release or a deadline imminent. Also this line of work mostly involves with thinking. It is easy to get stressed soon if someone does not take any measures. Leapset has several ways to help their workers relieve their stress. These are mostly games and sports. There is a separate room in Leapset for games and sports. People can play pool, <text:span text:style-name="T13">carom, table tennis if they are interested. Most people play for an hour or two after their lunch. Also there is a gaming console at Leapset(Xbox 360). Some employees like to play video games in the console. Another thing is Leapset has very flexible working hours. You can come to the office or leave the <text:s/>office at no restrictions. Each employee's working patterns are different. Some like to come in the morning and leave at evening. Some like to com at noon and leave at night. One can even stay the night if they are interes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08:17:11.645275426</meta:creation-date>
    <meta:generator>LibreOffice/4.2.3.3$Linux_X86_64 LibreOffice_project/420m0$Build-3</meta:generator>
    <dc:date>2015-07-20T20:31:34.081790633</dc:date>
    <meta:editing-duration>PT18H5M13S</meta:editing-duration>
    <meta:editing-cycles>28</meta:editing-cycles>
    <meta:document-statistic meta:table-count="0" meta:image-count="0" meta:object-count="0" meta:page-count="8" meta:paragraph-count="22" meta:word-count="2922" meta:character-count="17838" meta:non-whitespace-character-count="14925"/>
  </office:meta>
</office:document-meta>
</file>